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f0815" officeooo:paragraph-rsid="001f0815" style:font-size-asian="16pt" style:font-size-complex="16pt"/>
    </style:style>
    <style:style style:name="P2" style:family="paragraph" style:parent-style-name="Standard">
      <style:text-properties fo:font-size="16pt" officeooo:rsid="002086cd" officeooo:paragraph-rsid="002086cd" style:font-size-asian="16pt" style:font-size-complex="16pt"/>
    </style:style>
    <style:style style:name="P3" style:family="paragraph" style:parent-style-name="Standard">
      <style:text-properties fo:font-size="16pt" officeooo:rsid="0022393b" officeooo:paragraph-rsid="0022393b" style:font-size-asian="16pt" style:font-size-complex="16pt"/>
    </style:style>
    <style:style style:name="T1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 =[x<text:span text:style-name="T1">1</text:span>, x<text:span text:style-name="T1">2</text:span>, x<text:span text:style-name="T1">3</text:span>, ……..]</text:p>
      <text:p text:style-name="P1">x.length</text:p>
      <text:p text:style-name="P1">i= 0 to x.length-1</text:p>
      <text:p text:style-name="P2">nice number N =x<text:span text:style-name="T1">i</text:span>+1</text:p>
      <text:p text:style-name="P2"><text:tab/><text:tab/><text:tab/>N=n<text:span text:style-name="T1">i</text:span>-1</text:p>
      <text:p text:style-name="P2"/>
      <text:p text:style-name="P2"/>
      <text:p text:style-name="P3">function say(x, y){</text:p>
      <text:p text:style-name="P3"><text:tab/>if(x === y){</text:p>
      <text:p text:style-name="P3"><text:tab/><text:tab/>console.log(„Hello JS“)</text:p>
      <text:p text:style-name="P3"><text:tab/>} else{</text:p>
      <text:p text:style-name="P3"><text:tab/><text:tab/>console.log(„Hi YOU“)<text:tab/></text:p>
      <text:p text:style-name="P3">}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4:54:48.506153374</meta:creation-date>
    <dc:date>2019-09-02T09:55:03.387683357</dc:date>
    <meta:editing-duration>PT50M2S</meta:editing-duration>
    <meta:editing-cycles>3</meta:editing-cycles>
    <meta:generator>LibreOffice/6.2.6.2$Linux_X86_64 LibreOffice_project/20$Build-2</meta:generator>
    <meta:document-statistic meta:table-count="0" meta:image-count="0" meta:object-count="0" meta:page-count="1" meta:paragraph-count="11" meta:word-count="28" meta:character-count="166" meta:non-whitespace-character-count="139"/>
  </office:meta>
</office:document-meta>
</file>